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2" style:family="table" style:master-page-name="Landscape">
      <style:table-properties style:width="25.7cm" style:page-number="auto" fo:break-before="page" table:align="margins"/>
    </style:style>
    <style:style style:name="Table2.A" style:family="table-column">
      <style:table-column-properties style:column-width="25.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25.453cm" fo:margin-left="0.097cm" table:align="left"/>
    </style:style>
    <style:style style:name="Table1.A" style:family="table-column">
      <style:table-column-properties style:column-width="0.873cm"/>
    </style:style>
    <style:style style:name="Table1.B" style:family="table-column">
      <style:table-column-properties style:column-width="0.582cm"/>
    </style:style>
    <style:style style:name="Table1.C" style:family="table-column">
      <style:table-column-properties style:column-width="0.556cm"/>
    </style:style>
    <style:style style:name="Table1.D" style:family="table-column">
      <style:table-column-properties style:column-width="0.661cm"/>
    </style:style>
    <style:style style:name="Table1.E" style:family="table-column">
      <style:table-column-properties style:column-width="0.688cm"/>
    </style:style>
    <style:style style:name="Table1.F" style:family="table-column">
      <style:table-column-properties style:column-width="0.82cm"/>
    </style:style>
    <style:style style:name="Table1.G" style:family="table-column">
      <style:table-column-properties style:column-width="0.926cm"/>
    </style:style>
    <style:style style:name="Table1.H" style:family="table-column">
      <style:table-column-properties style:column-width="0.847cm"/>
    </style:style>
    <style:style style:name="Table1.K" style:family="table-column">
      <style:table-column-properties style:column-width="0.953cm"/>
    </style:style>
    <style:style style:name="Table1.N" style:family="table-column">
      <style:table-column-properties style:column-width="0.794cm"/>
    </style:style>
    <style:style style:name="Table1.O" style:family="table-column">
      <style:table-column-properties style:column-width="0.9cm"/>
    </style:style>
    <style:style style:name="Table1.W" style:family="table-column">
      <style:table-column-properties style:column-width="0.979cm"/>
    </style:style>
    <style:style style:name="Table1.c" style:family="table-column">
      <style:table-column-properties style:column-width="1.085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d1" style:family="table-cell">
      <style:table-cell-properties fo:padding="0.097cm" fo:border="0.25pt solid #000000"/>
    </style:style>
    <style:style style:name="Table1.2" style:family="table-row">
      <style:table-row-properties style:min-row-height="3.829cm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0.635cm"/>
          <style:tab-stop style:position="8.7cm" style:type="center"/>
        </style:tab-stops>
      </style:paragraph-properties>
    </style:style>
    <style:style style:name="P2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" style:family="paragraph" style:parent-style-name="Normal">
      <style:text-properties fo:font-weight="bold" style:font-weight-asian="bold"/>
    </style:style>
    <style:style style:name="P5" style:family="paragraph" style:parent-style-name="Normal">
      <style:paragraph-properties fo:margin-left="0cm" fo:margin-right="-4.284cm" fo:text-indent="0cm" style:auto-text-indent="false"/>
    </style:style>
    <style:style style:name="P6" style:family="paragraph" style:parent-style-name="Standard" style:master-page-name="Landscape">
      <style:paragraph-properties fo:text-align="center" style:justify-single-word="false" style:page-number="auto" fo:break-before="page">
        <style:tab-stops>
          <style:tab-stop style:position="0.635cm"/>
          <style:tab-stop style:position="8.7cm" style:type="center"/>
        </style:tab-stops>
      </style:paragraph-properties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8" style:family="paragraph" style:parent-style-name="Normal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9" style:family="paragraph" style:parent-style-name="Normal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Normal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Normal">
      <style:text-properties fo:font-size="8pt" style:font-size-asian="8pt" style:font-size-complex="8pt"/>
    </style:style>
    <style:style style:name="P12" style:family="paragraph" style:parent-style-name="Normal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fo:background-color="#ffffff" style:font-name-complex="Arial"/>
    </style:style>
    <style:style style:name="T3" style:family="text">
      <style:text-properties fo:color="#000000" style:font-name="Arial" fo:font-size="8pt" fo:font-weight="bold" fo:background-color="#ffffff" style:font-size-asian="8pt" style:font-weight-asian="bold" style:font-name-complex="Arial" style:font-size-complex="8pt" style:font-weight-complex="bold"/>
    </style:style>
    <style:style style:name="T4" style:family="text">
      <style:text-properties fo:color="#000000" style:font-name="Arial" fo:font-size="8pt" fo:background-color="#ffffff" style:font-size-asian="8pt" style:font-name-complex="Arial" style:font-size-complex="8pt"/>
    </style:style>
    <style:style style:name="T5" style:family="text">
      <style:text-properties fo:color="#000000" style:text-line-through-style="none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line-through-style="none" style:font-name="Calibri" fo:letter-spacing="normal" fo:font-style="normal" style:text-underline-style="none" fo:font-weight="normal" style:font-name-asian="Calibri" style:font-style-asian="normal" style:font-weight-asian="normal" style:font-name-complex="Calibri" style:font-style-complex="normal" style:font-weight-complex="normal"/>
    </style:style>
    <style:style style:name="T7" style:family="text">
      <style:text-properties fo:color="#000000" style:text-line-through-style="none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Default_20_Paragraph_20_Font"><text:span text:style-name="T7">Bihar Treasury Code – 2011</text:span></text:span></text:p>
            <text:p text:style-name="P2"><text:s/><text:tab/><text:tab/><text:tab/><text:tab/><text:tab/><text:tab/><text:tab/><text:tab/><text:tab/><text:tab/><text:tab/><text:span text:style-name="T6">BTC FORM – 17 (INNER SHEET)</text:span></text:p>
            <text:p text:style-name="P2"><text:s/><text:tab/><text:span text:style-name="T6"> <text:s text:c="38"/></text:span><text:tab/><text:tab/><text:tab/><text:tab/><text:tab/><text:tab/><text:tab/><text:span text:style-name="T6">Major Head…………………….2210……………………… Sub Major Head……………….01………………………..............</text:span></text:p>
            <text:p text:style-name="P2"><text:s/><text:tab/><text:tab/><text:tab/><text:tab/><text:tab/><text:tab/><text:tab/><text:tab/><text:tab/><text:span text:style-name="T6">Minor Head…………………….200……………………… Sub Head………………………….001……………………………………</text:span></text:p>
            <text:p text:style-name="P3"><text:s/><text:span text:style-name="T6"><text:s text:c="113"/></text:span><text:tab/><text:span text:style-name="T6"> <text:s text:c="33"/></text:span><text:tab/><text:tab/><text:tab/><text:tab/><text:tab/><text:tab/><text:tab/><text:tab/><text:tab/><text:tab/><text:tab/><text:tab/><text:tab/><text:span text:style-name="T6"> <text:s text:c="19"/>Bill No……………………/2016-17 <text:s text:c="6"/>Sep 16</text:span></text:p>
            <text:p text:style-name="P7"><text:s/><text:tab/>Employee Wise Details</text:p>
          </table:table-cell>
        </table:table-row>
      </table:table>
      <text:p text:style-name="P1"><text:span text:style-name="Default_20_Paragraph_20_Font"><text:span text:style-name="T5"/></text:span></text:p>
      <text:p text:style-name="P1"><text:span text:style-name="Default_20_Paragraph_20_Font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A"/>
        <table:table-column table:style-name="Table1.G"/>
        <table:table-column table:style-name="Table1.K"/>
        <table:table-column table:style-name="Table1.F"/>
        <table:table-column table:style-name="Table1.H"/>
        <table:table-column table:style-name="Table1.N"/>
        <table:table-column table:style-name="Table1.O"/>
        <table:table-column table:style-name="Table1.F"/>
        <table:table-column table:style-name="Table1.O"/>
        <table:table-column table:style-name="Table1.H"/>
        <table:table-column table:style-name="Table1.A"/>
        <table:table-column table:style-name="Table1.K"/>
        <table:table-column table:style-name="Table1.F"/>
        <table:table-column table:style-name="Table1.H"/>
        <table:table-column table:style-name="Table1.W"/>
        <table:table-column table:style-name="Table1.K"/>
        <table:table-column table:style-name="Table1.N"/>
        <table:table-column table:style-name="Table1.O"/>
        <table:table-column table:style-name="Table1.A"/>
        <table:table-column table:style-name="Table1.O"/>
        <table:table-column table:style-name="Table1.c"/>
        <table:table-column table:style-name="Table1.H"/>
        <table:table-row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Normal"><text:span text:style-name="Default_20_Paragraph_20_Font"><text:span text:style-name="T3">Full Name</text:span></text:span></text:p>
          </table:table-cell>
          <table:table-cell table:style-name="Table1.A1" office:value-type="string">
            <text:p text:style-name="P9">{{{++header+person+id}}}</text:p>
          </table:table-cell>
          <table:table-cell table:style-name="Table1.A1" office:value-type="string">
            <text:p text:style-name="P9"><text:span text:style-name="Default_20_Paragraph_20_Font"><text:span text:style-name="T2">{{{++header+primary_form+month}}}</text:span></text:span></text:p>
          </table:table-cell>
          <table:table-cell table:style-name="Table1.A1" office:value-type="string">
            <text:p text:style-name="P9">{{{++header+person_position_salarybreakdown+bankaccnum}}}</text:p>
          </table:table-cell>
          <table:table-cell table:style-name="Table1.A1" office:value-type="string">
            <text:p text:style-name="Normal"><text:span text:style-name="Default_20_Paragraph_20_Font"><text:span text:style-name="T3">{{{++header+person_position_salarybreakdown+pannumber}}}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{{{++header+person_position_salarybreakdown+branch_code}}}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{{{++header+person_position_salarybreakdown+ifsc}}}</text:span></text:span></text:p>
          </table:table-cell>
          <table:table-cell table:style-name="Table1.A1" office:value-type="string">
            <text:p text:style-name="P9">{{{++header+person_position_salarybreakdown+basic_pay}}}</text:p>
          </table:table-cell>
          <table:table-cell table:style-name="Table1.A1" office:value-type="string">
            <text:p text:style-name="P9">{{{++header+person_position_salarybreakdown+grade_pay}}}</text:p>
          </table:table-cell>
          <table:table-cell table:style-name="Table1.A1" office:value-type="string">
            <text:p text:style-name="P9">{{{++header+person_position_salarybreakdown+dearness_allowance}}}</text:p>
          </table:table-cell>
          <table:table-cell table:style-name="Table1.A1" office:value-type="string">
            <text:p text:style-name="P9">{{{++header+person_position_salarybreakdown+hra}}}</text:p>
          </table:table-cell>
          <table:table-cell table:style-name="Table1.A1" office:value-type="string">
            <text:p text:style-name="P9">{{{++header+primary_form+transport_allowance}}}</text:p>
          </table:table-cell>
          <table:table-cell table:style-name="Table1.A1" office:value-type="string">
            <text:p text:style-name="P9">{{{++header+person_position_salarybreakdown+medical_allowance}}}</text:p>
          </table:table-cell>
          <table:table-cell table:style-name="Table1.A1" office:value-type="string">
            <text:p text:style-name="P9">{{{++header+primary_form+other_allowance}}}</text:p>
          </table:table-cell>
          <table:table-cell table:style-name="Table1.A1" office:value-type="string">
            <text:p text:style-name="P9"><text:span text:style-name="Default_20_Paragraph_20_Font"><text:span text:style-name="T3">{{{++header+primary_form+other_allowance}}}</text:span></text:span></text:p>
          </table:table-cell>
          <table:table-cell table:style-name="Table1.A1" office:value-type="string">
            <text:p text:style-name="P9">{{{++header+primary_form+other_allowance}}}</text:p>
          </table:table-cell>
          <table:table-cell table:style-name="Table1.A1" office:value-type="string">
            <text:p text:style-name="P9">{{{++header+person_position_salarybreakdown+gpf}}}</text:p>
          </table:table-cell>
          <table:table-cell table:style-name="Table1.A1" office:value-type="string">
            <text:p text:style-name="P9">{{{++header+person_position_salarybreakdown+gi}}}</text:p>
          </table:table-cell>
          <table:table-cell table:style-name="Table1.A1" office:value-type="string">
            <text:p text:style-name="P9">{{{++header+person_position_salarybreakdown+income_tax}}}</text:p>
          </table:table-cell>
          <table:table-cell table:style-name="Table1.A1" office:value-type="string">
            <text:p text:style-name="P9">{{{++header+primary_form+house_rent_deduction}}}</text:p>
          </table:table-cell>
          <table:table-cell table:style-name="Table1.A1" office:value-type="string">
            <text:p text:style-name="P9">{{{++header+primary_form+interest_advance_deduction}}}</text:p>
          </table:table-cell>
          <table:table-cell table:style-name="Table1.A1" office:value-type="string">
            <text:p text:style-name="P9">{{{++header+primary_form+gpf_advance_deduction}}}</text:p>
          </table:table-cell>
          <table:table-cell table:style-name="Table1.A1" office:value-type="string">
            <text:p text:style-name="P10">{{{++header+primary_form+house_building_advance_deduction}}}</text:p>
          </table:table-cell>
          <table:table-cell table:style-name="Table1.A1" office:value-type="string">
            <text:p text:style-name="Normal"><text:span text:style-name="T8">{{{++header+primary_form+service_tax_deduction}}}</text:span></text:p>
          </table:table-cell>
          <table:table-cell table:style-name="Table1.A1" office:value-type="string">
            <text:p text:style-name="P9">{{{++header+primary_form+computer_advance_deduction}}}</text:p>
          </table:table-cell>
          <table:table-cell table:style-name="Table1.A1" office:value-type="string">
            <text:p text:style-name="P9">{{{++header+primary_form+festival_advance_deduction}}}</text:p>
          </table:table-cell>
          <table:table-cell table:style-name="Table1.A1" office:value-type="string">
            <text:p text:style-name="P9">{{{++header+primary_form+misc_recoveries_deduction}}}</text:p>
          </table:table-cell>
          <table:table-cell table:style-name="Table1.A1" office:value-type="string">
            <text:p text:style-name="P9">{{{++header+person_position_salarybreakdown+gross_salary}}}</text:p>
          </table:table-cell>
          <table:table-cell table:style-name="Table1.d1" office:value-type="string">
            <text:p text:style-name="P5"><text:span text:style-name="Default_20_Paragraph_20_Font"><text:span text:style-name="T3">{{{++header+primary_form+monthly_net_salary}}}</text:span></text:span></text:p>
          </table:table-cell>
        </table:table-row>
        <table:table-row table:style-name="Table1.2">
          <table:table-cell table:style-name="Table1.A2" office:value-type="string">
            <text:p text:style-name="Normal"><text:span text:style-name="Default_20_Paragraph_20_Font"><text:span text:style-name="T4">[!-- BEGIN row.report_row --]{{{++row_num}}}</text:span></text:span></text:p>
          </table:table-cell>
          <table:table-cell table:style-name="Table1.A2" office:value-type="string">
            <text:p text:style-name="Normal"><text:span text:style-name="Default_20_Paragraph_20_Font"><text:span text:style-name="T3">{{{+full_name}}}</text:span></text:span></text:p>
          </table:table-cell>
          <table:table-cell table:style-name="Table1.A2" office:value-type="string">
            <text:p text:style-name="P11">{{{person+id}}}</text:p>
          </table:table-cell>
          <table:table-cell table:style-name="Table1.A2" office:value-type="string">
            <text:p text:style-name="P11">{{{primary_form+month}}} <text:s text:c="4"/></text:p>
          </table:table-cell>
          <table:table-cell table:style-name="Table1.A2" office:value-type="string">
            <text:p text:style-name="P11">{{{person_position_salarybreakdown+bankaccnum}}}</text:p>
          </table:table-cell>
          <table:table-cell table:style-name="Table1.A2" office:value-type="string">
            <text:p text:style-name="P11">{{{person_position_salarybreakdown+pannumber}}}</text:p>
          </table:table-cell>
          <table:table-cell table:style-name="Table1.A2" office:value-type="string">
            <text:p text:style-name="P11">{{{person_position_salarybreakdown+branch_code}}}</text:p>
          </table:table-cell>
          <table:table-cell table:style-name="Table1.A2" office:value-type="string">
            <text:p text:style-name="P11">{{{person_position_salarybreakdown+ifsc}}} <text:s text:c="61"/></text:p>
          </table:table-cell>
          <table:table-cell table:style-name="Table1.A2" office:value-type="string">
            <text:p text:style-name="P11">{{{person_position_salarybreakdown+basic_pay}}}</text:p>
          </table:table-cell>
          <table:table-cell table:style-name="Table1.A2" office:value-type="string">
            <text:p text:style-name="P11">{{{person_position_salarybreakdown+grade_pay}}}</text:p>
          </table:table-cell>
          <table:table-cell table:style-name="Table1.A2" office:value-type="string">
            <text:p text:style-name="P11">{{{person_position_salarybreakdown+dearness_allowance}}}</text:p>
          </table:table-cell>
          <table:table-cell table:style-name="Table1.A2" office:value-type="string">
            <text:p text:style-name="P11">{{{person_position_salarybreakdown+hra}}}</text:p>
          </table:table-cell>
          <table:table-cell table:style-name="Table1.A2" office:value-type="string">
            <text:p text:style-name="P11">{{{primary_form+transport_allowance}}}</text:p>
          </table:table-cell>
          <table:table-cell table:style-name="Table1.A2" office:value-type="string">
            <text:p text:style-name="P11">{{{person_position_salarybreakdown+medical_allowance}}}</text:p>
          </table:table-cell>
          <table:table-cell table:style-name="Table1.A2" office:value-type="string">
            <text:p text:style-name="P11">{{{primary_form+other_allowance}}}</text:p>
          </table:table-cell>
          <table:table-cell table:style-name="Table1.A2" office:value-type="string">
            <text:p text:style-name="P11"><text:s text:c="9"/>{{{primary_form+other_allowance}}} <text:s text:c="41"/></text:p>
          </table:table-cell>
          <table:table-cell table:style-name="Table1.A2" office:value-type="string">
            <text:p text:style-name="P11">{{{primary_form+other_allowance}}}</text:p>
          </table:table-cell>
          <table:table-cell table:style-name="Table1.A2" office:value-type="string">
            <text:p text:style-name="P11">{{{person_position_salarybreakdown+gpf}}}</text:p>
          </table:table-cell>
          <table:table-cell table:style-name="Table1.A2" office:value-type="string">
            <text:p text:style-name="P11">{{{person_position_salarybreakdown+gi}}}</text:p>
          </table:table-cell>
          <table:table-cell table:style-name="Table1.A2" office:value-type="string">
            <text:p text:style-name="P11">{{{person_position_salarybreakdown+income_tax}}}</text:p>
          </table:table-cell>
          <table:table-cell table:style-name="Table1.A2" office:value-type="string">
            <text:p text:style-name="P11">{{{primary_form+house_rent_deduction}}}</text:p>
          </table:table-cell>
          <table:table-cell table:style-name="Table1.A2" office:value-type="string">
            <text:p text:style-name="P11">{{{primary_form+interest_advance_deduction}}}</text:p>
          </table:table-cell>
          <table:table-cell table:style-name="Table1.A2" office:value-type="string">
            <text:p text:style-name="P11">{{{primary_form+gpf_advance_deduction}}}</text:p>
          </table:table-cell>
          <table:table-cell table:style-name="Table1.A2" office:value-type="string">
            <text:p text:style-name="P11">{{{primary_form+house_building_advance_deduction}}}</text:p>
          </table:table-cell>
          <table:table-cell table:style-name="Table1.A2" office:value-type="string">
            <text:p text:style-name="P11">{{{primary_form+service_tax_deduction}}}</text:p>
          </table:table-cell>
          <table:table-cell table:style-name="Table1.A2" office:value-type="string">
            <text:p text:style-name="P11">{{{primary_form+computer_advance_deduction}}}</text:p>
          </table:table-cell>
          <table:table-cell table:style-name="Table1.A2" office:value-type="string">
            <text:p text:style-name="P11">{{{primary_form+festival_advance_deduction}}}</text:p>
          </table:table-cell>
          <table:table-cell table:style-name="Table1.A2" office:value-type="string">
            <text:p text:style-name="P11">{{{primary_form+misc_recoveries_deduction}}}</text:p>
          </table:table-cell>
          <table:table-cell table:style-name="Table1.A2" office:value-type="string">
            <text:p text:style-name="P11">{{{person_position_salarybreakdown+gross_salary}}}</text:p>
          </table:table-cell>
          <table:table-cell table:style-name="Table1.d2" office:value-type="string">
            <text:p text:style-name="P12">{{{primary_form+monthly_net_salary}}}[!-- END row.report_row --]</text:p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Total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>{{{++total+primary_form+monthly_net_salary}}}</text:p>
          </table:table-cell>
        </table:table-row>
      </table:table>
      <text:p text:style-name="Standard"/>
      <text:p text:style-name="Standard"/>
      <text:p text:style-name="P4">Date:</text:p>
      <text:p text:style-name="P4"/>
      <text:p text:style-name="Normal"><text:span text:style-name="Default_20_Paragraph_20_Font"><text:span text:style-name="T1">Signatur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intrahealth</meta:initial-creator>
    <dc:creator>root </dc:creator>
    <meta:creation-date>2015-10-30T09:01:00Z</meta:creation-date>
    <dc:date>2016-10-04T10:49:52</dc:date>
    <meta:editing-cycles>40</meta:editing-cycles>
    <meta:editing-duration>PT1H25M44S</meta:editing-duration>
    <meta:document-statistic meta:table-count="2" meta:image-count="0" meta:object-count="0" meta:page-count="2" meta:paragraph-count="70" meta:word-count="100" meta:character-count="3394" meta:non-whitespace-character-count="2988"/>
    <meta:template xlink:type="simple" xlink:actuate="onRequest" xlink:title="" xlink:href="Normal"/>
  </office:meta>
</office:document-meta>
</file>